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77cm"/>
    </style:style>
    <style:style style:name="co3" style:family="table-column">
      <style:table-column-properties fo:break-before="auto" style:column-width="3.314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LR 3A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/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table:formula="of:=COUNTA([.A1:.A100])" office:value-type="float" office:value="99">
            <text:p>99</text:p>
          </table:table-cell>
          <table:table-cell table:formula="of:=COUNTA([.B1:.B100])" office:value-type="float" office:value="9">
            <text:p>9</text:p>
          </table:table-cell>
        </table:table-row>
      </table:table>
      <table:table table:name="VR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2O Verbal Reasining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Attempted </text:p>
          </table:table-cell>
          <table:table-cell/>
          <table:table-cell office:value-type="string">
            <text:p>Score</text:p>
          </table:table-cell>
          <table:table-cell office:value-type="string">
            <text:p>Total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]=[.A2];1;0)" office:value-type="float" office:value="1">
            <text:p>1</text:p>
          </table:table-cell>
          <table:table-cell table:formula="of:=SUM([.C2:.C65])" office:value-type="float" office:value="49">
            <text:p>49</text:p>
          </table:table-cell>
          <table:table-cell table:formula="of:=COUNTA([.A2:.A65])" office:value-type="float" office:value="61">
            <text:p>61</text:p>
          </table:table-cell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]=[.A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table:formula="of:=IF([.B4]=[.A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5]=[.A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6]=[.A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7]=[.A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8]=[.A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9]=[.A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0]=[.A1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1]=[.A1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2]=[.A1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3]=[.A1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4]=[.A1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5]=[.A1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6]=[.A1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17]=[.A1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18]=[.A1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9]=[.A1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0]=[.A2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1]=[.A2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2]=[.A2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3]=[.A2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4]=[.A2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25]=[.A2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6]=[.A2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7]=[.A2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28]=[.A2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29]=[.A2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30]=[.A3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1]=[.A3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2]=[.A3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33]=[.A3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34]=[.A3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5]=[.A3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36]=[.A3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37]=[.A3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IF([.B38]=[.A3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office:value-type="string">
            <text:p>a</text:p>
          </table:table-cell>
          <table:table-cell table:formula="of:=IF([.B39]=[.A3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table:formula="of:=IF([.B40]=[.A4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table:formula="of:=IF([.B41]=[.A4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42]=[.A4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IF([.B43]=[.A4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table:formula="of:=IF([.B45]=[.A4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table:formula="of:=IF([.B46]=[.A4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table:formula="of:=IF([.B47]=[.A4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48]=[.A4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49]=[.A4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50]=[.A5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51]=[.A5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53]=[.A5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54]=[.A5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55]=[.A5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57]=[.A5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58]=[.A5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59]=[.A5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60]=[.A6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office:value-type="string">
            <text:p>b</text:p>
          </table:table-cell>
          <table:table-cell table:formula="of:=IF([.B61]=[.A6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62]=[.A6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IF([.B63]=[.A6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table:formula="of:=IF([.B64]=[.A6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65]=[.A65];1;0)" office:value-type="float" office:value="1">
            <text:p>1</text:p>
          </table:table-cell>
          <table:table-cell table:number-columns-repeated="2"/>
        </table:table-row>
      </table:table>
      <table:table table:name="10C Verbal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Attempted</text:p>
          </table:table-cell>
          <table:table-cell/>
          <table:table-cell office:value-type="string">
            <text:p>Score</text:p>
          </table:table-cell>
          <table:table-cell office:value-type="string">
            <text:p>total</text:p>
          </table:table-cell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]=[.A2];1;0)" office:value-type="float" office:value="1">
            <text:p>1</text:p>
          </table:table-cell>
          <table:table-cell table:formula="of:=SUM([.C2:.C26])" office:value-type="float" office:value="25">
            <text:p>25</text:p>
          </table:table-cell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3]=[.A3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4]=[.A4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5]=[.A5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6]=[.A6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7]=[.A7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8]=[.A8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9]=[.A9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0]=[.A10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1]=[.A11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2]=[.A12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3]=[.A13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14]=[.A14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5]=[.A15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6]=[.A16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17]=[.A17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8]=[.A18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9]=[.A19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0]=[.A20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21]=[.A21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22]=[.A22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23]=[.A23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4]=[.A24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5]=[.A25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26]=[.A26];1;0)" office:value-type="float" office:value="1">
            <text:p>1</text:p>
          </table:table-cell>
          <table:table-cell/>
        </table:table-row>
      </table:table>
      <table:table table:name="12A Verbal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Attempted</text:p>
          </table:table-cell>
          <table:table-cell/>
          <table:table-cell office:value-type="string">
            <text:p>Score</text:p>
          </table:table-cell>
          <table:table-cell office:value-type="string">
            <text:p>Total</text:p>
          </table:table-cell>
          <table:table-cell table:number-columns-repeated="5"/>
        </table:table-row>
        <table:table-row table:style-name="ro1">
          <table:table-cell office:value-type="string">
            <text:p>d</text:p>
          </table:table-cell>
          <table:table-cell office:value-type="string">
            <text:p>b</text:p>
          </table:table-cell>
          <table:table-cell table:formula="of:=IF([.A2]=[.B2];1;0)" office:value-type="float" office:value="0">
            <text:p>0</text:p>
          </table:table-cell>
          <table:table-cell table:formula="of:=SUM([.C2:.C65])" office:value-type="float" office:value="57">
            <text:p>57</text:p>
          </table:table-cell>
          <table:table-cell table:number-columns-repeated="4"/>
          <table:table-cell table:formula="of:=64*20/35" office:value-type="float" office:value="36.5714285714286">
            <text:p>36.5714285714</text:p>
          </table:table-cell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3]=[.B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4]=[.B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5]=[.B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6]=[.B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7]=[.B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8]=[.B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9]=[.B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10]=[.B1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11]=[.B1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12]=[.B1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13]=[.B1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table:formula="of:=IF([.A14]=[.B14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</text:p>
          </table:table-cell>
          <table:table-cell office:value-type="string">
            <text:p>b</text:p>
          </table:table-cell>
          <table:table-cell table:formula="of:=IF([.A15]=[.B15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table:formula="of:=IF([.A16]=[.B16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</text:p>
          </table:table-cell>
          <table:table-cell office:value-type="string">
            <text:p>e</text:p>
          </table:table-cell>
          <table:table-cell table:formula="of:=IF([.A17]=[.B17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18]=[.B1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19]=[.B1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20]=[.B2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21]=[.B2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22]=[.B2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23]=[.B2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24]=[.B2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25]=[.B2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26]=[.B2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27]=[.B2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IF([.A28]=[.B28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29]=[.B2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30]=[.B3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31]=[.B3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32]=[.B3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e</text:p>
          </table:table-cell>
          <table:table-cell office:value-type="string">
            <text:p>b</text:p>
          </table:table-cell>
          <table:table-cell table:formula="of:=IF([.A33]=[.B33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34]=[.B3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35]=[.B3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36]=[.B3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37]=[.B3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38]=[.B3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39]=[.B3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40]=[.B4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41]=[.B4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42]=[.B4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43]=[.B4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44]=[.B4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45]=[.B4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46]=[.B4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47]=[.B4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48]=[.B4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49]=[.B4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50]=[.B5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51]=[.B5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52]=[.B5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53]=[.B5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54]=[.B5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55]=[.B5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56]=[.B5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57]=[.B5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58]=[.B5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59]=[.B5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60]=[.B6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61]=[.B6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62]=[.B6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63]=[.B6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64]=[.B6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65]=[.B65];1;0)" office:value-type="float" office:value="1">
            <text:p>1</text:p>
          </table:table-cell>
          <table:table-cell table:number-columns-repeated="6"/>
        </table:table-row>
      </table:table>
      <table:table table:name="5ABloodRelation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>
            <text:p>Attempted</text:p>
          </table:table-cell>
          <table:table-cell table:style-name="ce1" office:value-type="string">
            <text:p>Right Answers</text:p>
          </table:table-cell>
          <table:table-cell table:style-name="ce1" office:value-type="string">
            <text:p>Score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2]);0;IF([.B2]=[.C2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3]);0;IF([.B3]=[.C3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4]);0;IF([.B4]=[.C4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5]);0;IF([.B5]=[.C5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6]);0;IF([.B6]=[.C6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7]);0;IF([.B7]=[.C7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8]);0;IF([.B8]=[.C8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9]);0;IF([.B9]=[.C9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10]);0;IF([.B10]=[.C10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11]);0;IF([.B11]=[.C11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12]);0;IF([.B12]=[.C12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13]);0;IF([.B13]=[.C13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14]);0;IF([.B14]=[.C14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15]);0;IF([.B15]=[.C15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16]);0;IF([.B16]=[.C16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17]);0;IF([.B17]=[.C17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18]);0;IF([.B18]=[.C18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19]);0;IF([.B19]=[.C19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20]);0;IF([.B20]=[.C20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21]);0;IF([.B21]=[.C21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22]);0;IF([.B22]=[.C22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23]);0;IF([.B23]=[.C23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24]);0;IF([.B24]=[.C24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25]);0;IF([.B25]=[.C25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26]);0;IF([.B26]=[.C26];1;0))" office:value-type="float" office:value="1">
            <text:p>1</text:p>
          </table:table-cell>
        </table:table-row>
        <table:table-row table:style-name="ro1">
          <table:table-cell/>
          <table:table-cell/>
          <table:table-cell office:value-type="string">
            <text:p>b</text:p>
          </table:table-cell>
          <table:table-cell table:formula="of:=IF(ISBLANK([.B27]);0;IF([.B27]=[.C27];1;0))" office:value-type="float" office:value="0">
            <text:p>0</text:p>
          </table:table-cell>
        </table:table-row>
        <table:table-row table:style-name="ro1">
          <table:table-cell/>
          <table:table-cell/>
          <table:table-cell office:value-type="string">
            <text:p>a</text:p>
          </table:table-cell>
          <table:table-cell table:formula="of:=IF(ISBLANK([.B28]);0;IF([.B28]=[.C28];1;0)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29]);0;IF([.B29]=[.C29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30]);0;IF([.B30]=[.C30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31]);0;IF([.B31]=[.C31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32]);0;IF([.B32]=[.C32];1;0))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IF(ISBLANK([.B33]);0;IF([.B33]=[.C33];1;0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</text:p>
          </table:table-cell>
          <table:table-cell office:value-type="string">
            <text:p>d</text:p>
          </table:table-cell>
          <table:table-cell table:formula="of:=IF(ISBLANK([.B34]);0;IF([.B34]=[.C34];1;0)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35]);0;IF([.B35]=[.C35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36]);0;IF([.B36]=[.C36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37]);0;IF([.B37]=[.C37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38]);0;IF([.B38]=[.C38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39]);0;IF([.B39]=[.C39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40]);0;IF([.B40]=[.C40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41]);0;IF([.B41]=[.C41];1;0))" office:value-type="float" office:value="1">
            <text:p>1</text:p>
          </table:table-cell>
        </table:table-row>
        <table:table-row table:style-name="ro1">
          <table:table-cell office:value-type="string">
            <text:p>Total</text:p>
          </table:table-cell>
          <table:table-cell table:formula="of:=COUNTA([.B2:.B41])" office:value-type="float" office:value="38">
            <text:p>38</text:p>
          </table:table-cell>
          <table:table-cell table:formula="of:=COUNTA([.C2:.C41])" office:value-type="float" office:value="40">
            <text:p>40</text:p>
          </table:table-cell>
          <table:table-cell table:formula="of:=SUM([.D1:.D41])" office:value-type="float" office:value="36">
            <text:p>36</text:p>
          </table:table-cell>
        </table:table-row>
      </table:table>
      <table:table table:name="2I Analogy VR" table:style-name="ta1" table:print="false">
        <table:table-column table:style-name="co1" table:number-columns-repeated="4" table:default-cell-style-name="Default"/>
        <table:table-row table:style-name="ro1" table:visibility="collapse">
          <table:table-cell/>
          <table:table-cell office:value-type="string">
            <text:p>Attempted</text:p>
          </table:table-cell>
          <table:table-cell/>
          <table:table-cell office:value-type="string">
            <text:p>Score</text:p>
          </table:table-cell>
        </table:table-row>
        <table:table-row table:style-name="ro1" table:number-rows-repeated="57">
          <table:table-cell table:number-columns-repeated="4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</table:table-row>
        <table:table-row table:style-name="ro1" table:number-rows-repeated="19">
          <table:table-cell table:number-columns-repeated="4"/>
        </table:table-row>
        <table:table-row table:style-name="ro1">
          <table:table-cell/>
          <table:table-cell table:formula="of:=COUNTA([.B2:.B100])" office:value-type="float" office:value="18">
            <text:p>18</text:p>
          </table:table-cell>
          <table:table-cell table:number-columns-repeated="2"/>
        </table:table-row>
      </table:table>
      <table:table table:name="2M Analogy VR" table:style-name="ta1" table:print="false">
        <table:table-column table:style-name="co1" table:number-columns-repeated="2" table:default-cell-style-name="Default"/>
        <table:table-row table:style-name="ro1" table:number-rows-repeated="33"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 table:number-rows-repeated="19">
          <table:table-cell table:number-columns-repeated="2"/>
        </table:table-row>
        <table:table-row table:style-name="ro1">
          <table:table-cell/>
          <table:table-cell table:formula="of:=COUNTA([.B32:.B100])" office:value-type="float" office:value="42">
            <text:p>42</text:p>
          </table:table-cell>
        </table:table-row>
      </table:table>
      <table:table table:name="Logic 1C" table:style-name="ta1" table:print="false"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e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e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e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e</text:p>
          </table:table-cell>
        </table:table-row>
        <table:table-row table:style-name="ro1">
          <table:table-cell/>
          <table:table-cell office:value-type="string">
            <text:p>e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e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</table:table>
      <table:table table:name="MathematicalOperations" table:style-name="ta1" table:print="false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7"/>
          <table:table-cell office:value-type="string">
            <text:p>m</text:p>
          </table:table-cell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e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8"/>
        </table:table-row>
        <table:table-row table:style-name="ro1" table:number-rows-repeated="8">
          <table:table-cell table:number-columns-repeated="10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8"/>
        </table:table-row>
        <table:table-row table:style-name="ro1">
          <table:table-cell/>
          <table:table-cell table:formula="of:=COUNTA([.B1:.B23])" office:value-type="float" office:value="11">
            <text:p>11</text:p>
          </table:table-cell>
          <table:table-cell table:number-columns-repeated="8"/>
        </table:table-row>
      </table:table>
      <table:database-ranges>
        <table:database-range table:name="__Anonymous_Sheet_DB__1" table:target-range-address="'2O Verbal Reasining'.A1:'2O Verbal Reasining'.C65" table:display-filter-buttons="true"/>
        <table:database-range table:name="__Anonymous_Sheet_DB__2" table:target-range-address="'10C Verbal'.A1:'10C Verbal'.D26" table:display-filter-buttons="true"/>
        <table:database-range table:name="__Anonymous_Sheet_DB__3" table:target-range-address="'12A Verbal'.A1:'12A Verbal'.D65" table:display-filter-buttons="true"/>
        <table:database-range table:name="__Anonymous_Sheet_DB__4" table:target-range-address="5ABloodRelations.B1:5ABloodRelations.D2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9">19/04/2020</text:date>, <text:time>13:0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shat Zala</meta:initial-creator>
    <meta:creation-date>2020-04-03T15:06:52</meta:creation-date>
    <meta:generator>OpenOffice/4.1.6$Unix OpenOffice.org_project/416m1$Build-9790</meta:generator>
    <dc:date>2020-04-19T13:06:15</dc:date>
    <dc:creator>Akshat Zala</dc:creator>
    <meta:editing-duration>PT13H43M</meta:editing-duration>
    <meta:editing-cycles>285</meta:editing-cycles>
    <meta:document-statistic meta:table-count="10" meta:cell-count="810" meta:object-count="0"/>
  </office:meta>
</office:document-meta>
</file>